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2922414B2E5221B4E10.png" manifest:media-type="image/png"/>
  <manifest:file-entry manifest:full-path="Pictures/100000000000027F000002920A5312AB19AAE81B.png" manifest:media-type="image/png"/>
  <manifest:file-entry manifest:full-path="Pictures/1000000000000349000001D634205DBE9EE15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7402in" draw:z-index="2"><draw:image xlink:href="Pictures/1000000000000349000001D634205DBE9EE15714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1" text:anchor-type="char" svg:width="6.6563in" svg:height="6.8543in" draw:z-index="0"><draw:image xlink:href="Pictures/100000000000027F000002920A5312AB19AAE81B.png" xlink:type="simple" xlink:show="embed" xlink:actuate="onLoad" draw:mime-type="image/png"/></draw:frame><draw:frame draw:style-name="fr2" draw:name="Image2" text:anchor-type="char" svg:x="0.0189in" svg:y="4.0516in" svg:width="6.6563in" svg:height="6.8543in" draw:z-index="1"><draw:image xlink:href="Pictures/100000000000027F000002922414B2E5221B4E1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7:32.116671970</meta:creation-date>
    <dc:date>2023-10-05T15:29:58.707750053</dc:date>
    <meta:editing-duration>PT12M1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